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DEX SUM</text:p>
          </table:table-cell>
          <table:table-cell office:value-type="string" calcext:value-type="string">
            <text:p>Single 50</text:p>
          </table:table-cell>
          <table:table-cell/>
          <table:table-cell office:value-type="string" calcext:value-type="string">
            <text:p>Multi 5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/>
          <table:table-cell office:value-type="float" office:value="2313" calcext:value-type="float">
            <text:p>2313</text:p>
          </table:table-cell>
        </table:table-row>
        <table:table-row table:style-name="ro1">
          <table:table-cell/>
          <table:table-cell office:value-type="float" office:value="10960" calcext:value-type="float">
            <text:p>10960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4956" calcext:value-type="float">
            <text:p>4956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714" calcext:value-type="float">
            <text:p>714</text:p>
          </table:table-cell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float" office:value="5428" calcext:value-type="float">
            <text:p>5428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5704" calcext:value-type="float">
            <text:p>5704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/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float" office:value="5794" calcext:value-type="float">
            <text:p>5794</text:p>
          </table:table-cell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/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2561" calcext:value-type="float">
            <text:p>2561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float" office:value="4633" calcext:value-type="float">
            <text:p>4633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71" calcext:value-type="float">
            <text:p>2671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312" calcext:value-type="float">
            <text:p>2312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2120" calcext:value-type="float">
            <text:p>2120</text:p>
          </table:table-cell>
        </table:table-row>
        <table:table-row table:style-name="ro1">
          <table:table-cell/>
          <table:table-cell office:value-type="float" office:value="10312" calcext:value-type="float">
            <text:p>10312</text:p>
          </table:table-cell>
          <table:table-cell/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/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39" calcext:value-type="float">
            <text:p>739</text:p>
          </table:table-cell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8151" calcext:value-type="float">
            <text:p>8151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7107" calcext:value-type="float">
            <text:p>7107</text:p>
          </table:table-cell>
          <table:table-cell/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lance su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37:11.881316869</meta:creation-date>
    <dc:date>2025-01-13T19:50:31.762642480</dc:date>
    <meta:editing-duration>PT13M21S</meta:editing-duration>
    <meta:editing-cycles>4</meta:editing-cycles>
    <meta:generator>LibreOffice/24.8.3.2$Linux_X86_64 LibreOffice_project/e14c9fdd1f585efcbb2c5363087a99d20928d522</meta:generator>
    <meta:document-statistic meta:table-count="1" meta:cell-count="106" meta:object-count="0"/>
  </office:meta>
</office:document-meta>
</file>